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1665in" loext:contextual-spacing="false" fo:line-height="114%" fo:padding="0in" fo:border="none"/>
    </style:style>
    <style:style style:name="P2" style:family="paragraph" style:parent-style-name="Standard" style:master-page-name="Standard">
      <style:paragraph-properties fo:margin-top="0in" fo:margin-bottom="0.1665in" loext:contextual-spacing="false" fo:line-height="114%" style:page-number="1" fo:padding="0in" fo:border="none"/>
    </style:style>
    <style:style style:name="P3" style:family="paragraph" style:parent-style-name="Standard">
      <style:paragraph-properties fo:margin-top="0in" fo:margin-bottom="0.0835in" loext:contextual-spacing="false" fo:line-height="114%" fo:padding="0in" fo:border="none"/>
    </style:style>
    <style:style style:name="P4" style:family="paragraph" style:parent-style-name="Standard" style:list-style-name="WWNum1">
      <style:paragraph-properties fo:margin-left="0.3335in" fo:margin-right="0in" fo:margin-top="0in" fo:margin-bottom="0in" loext:contextual-spacing="false" fo:line-height="114%" fo:text-indent="-0.25in" style:auto-text-indent="false" fo:padding="0in" fo:border="none"/>
    </style:style>
    <style:style style:name="P5" style:family="paragraph" style:parent-style-name="Standard" style:list-style-name="WWNum1">
      <style:paragraph-properties fo:margin-left="0.3335in" fo:margin-right="0in" fo:margin-top="0in" fo:margin-bottom="0in" loext:contextual-spacing="false" fo:line-height="114%" fo:text-indent="-0.25in" style:auto-text-indent="false" fo:padding="0in" fo:border="none"/>
    </style:style>
    <style:style style:name="P6" style:family="paragraph" style:parent-style-name="Standard" style:list-style-name="WWNum20">
      <style:paragraph-properties fo:margin-left="0.3335in" fo:margin-right="0in" fo:margin-top="0in" fo:margin-bottom="0in" loext:contextual-spacing="false" fo:line-height="114%" fo:text-indent="-0.25in" style:auto-text-indent="false" fo:padding="0in" fo:border="none"/>
    </style:style>
    <style:style style:name="P7" style:family="paragraph" style:parent-style-name="Standard" style:list-style-name="WWNum20">
      <style:paragraph-properties fo:margin-left="0.3335in" fo:margin-right="0in" fo:margin-top="0in" fo:margin-bottom="0in" loext:contextual-spacing="false" fo:line-height="114%" fo:text-indent="-0.25in" style:auto-text-indent="false" fo:padding="0in" fo:border="none"/>
    </style:style>
    <style:style style:name="P8" style:family="paragraph" style:parent-style-name="Standard" style:list-style-name="WWNum9">
      <style:paragraph-properties fo:margin-left="0.6146in" fo:margin-right="0in" fo:margin-top="0in" fo:margin-bottom="0in" loext:contextual-spacing="false" fo:line-height="114%" fo:text-indent="-0.25in" style:auto-text-indent="false" fo:padding="0in" fo:border="none"/>
    </style:style>
    <style:style style:name="P9" style:family="paragraph" style:parent-style-name="Standard" style:list-style-name="WWNum9">
      <style:paragraph-properties fo:margin-left="0.6146in" fo:margin-right="0in" fo:margin-top="0in" fo:margin-bottom="0in" loext:contextual-spacing="false" fo:line-height="114%" fo:text-indent="-0.25in" style:auto-text-indent="false" fo:padding="0in" fo:border="none"/>
    </style:style>
    <style:style style:name="P10" style:family="paragraph" style:parent-style-name="Standard" style:list-style-name="WWNum12">
      <style:paragraph-properties fo:margin-left="0.6146in" fo:margin-right="0in" fo:margin-top="0in" fo:margin-bottom="0in" loext:contextual-spacing="false" fo:line-height="114%" fo:text-indent="-0.25in" style:auto-text-indent="false" fo:padding="0in" fo:border="none"/>
    </style:style>
    <style:style style:name="P11" style:family="paragraph" style:parent-style-name="Standard" style:list-style-name="WWNum12">
      <style:paragraph-properties fo:margin-left="0.6146in" fo:margin-right="0in" fo:margin-top="0in" fo:margin-bottom="0in" loext:contextual-spacing="false" fo:line-height="114%" fo:text-indent="-0.25in" style:auto-text-indent="false" fo:padding="0in" fo:border="none"/>
    </style:style>
    <style:style style:name="P12" style:family="paragraph" style:parent-style-name="Standard" style:list-style-name="WWNum15">
      <style:paragraph-properties fo:margin-left="0.6146in" fo:margin-right="0in" fo:margin-top="0in" fo:margin-bottom="0in" loext:contextual-spacing="false" fo:line-height="114%" fo:text-indent="-0.25in" style:auto-text-indent="false" fo:padding="0in" fo:border="none"/>
    </style:style>
    <style:style style:name="P13" style:family="paragraph" style:parent-style-name="Standard" style:list-style-name="WWNum15">
      <style:paragraph-properties fo:margin-left="0.6146in" fo:margin-right="0in" fo:margin-top="0in" fo:margin-bottom="0in" loext:contextual-spacing="false" fo:line-height="114%" fo:text-indent="-0.25in" style:auto-text-indent="false" fo:padding="0in" fo:border="none"/>
    </style:style>
    <style:style style:name="P14" style:family="paragraph" style:parent-style-name="Standard" style:list-style-name="WWNum17">
      <style:paragraph-properties fo:margin-left="0.6146in" fo:margin-right="0in" fo:margin-top="0in" fo:margin-bottom="0in" loext:contextual-spacing="false" fo:line-height="114%" fo:text-indent="-0.25in" style:auto-text-indent="false" fo:padding="0in" fo:border="none"/>
    </style:style>
    <style:style style:name="P15" style:family="paragraph" style:parent-style-name="Standard" style:list-style-name="WWNum17">
      <style:paragraph-properties fo:margin-left="0.6146in" fo:margin-right="0in" fo:margin-top="0in" fo:margin-bottom="0in" loext:contextual-spacing="false" fo:line-height="114%" fo:text-indent="-0.25in" style:auto-text-indent="false" fo:padding="0in" fo:border="none"/>
    </style:style>
    <style:style style:name="P16" style:family="paragraph" style:parent-style-name="Standard" style:list-style-name="WWNum21">
      <style:paragraph-properties fo:margin-left="0.6146in" fo:margin-right="0in" fo:margin-top="0in" fo:margin-bottom="0in" loext:contextual-spacing="false" fo:line-height="114%" fo:text-indent="-0.25in" style:auto-text-indent="false" fo:padding="0in" fo:border="none"/>
    </style:style>
    <style:style style:name="P17" style:family="paragraph" style:parent-style-name="Standard" style:list-style-name="WWNum21">
      <style:paragraph-properties fo:margin-left="0.6146in" fo:margin-right="0in" fo:margin-top="0in" fo:margin-bottom="0in" loext:contextual-spacing="false" fo:line-height="114%" fo:text-indent="-0.25in" style:auto-text-indent="false" fo:padding="0in" fo:border="none"/>
    </style:style>
    <style:style style:name="P18" style:family="paragraph" style:parent-style-name="Standard" style:list-style-name="WWNum3">
      <style:paragraph-properties fo:margin-left="0.6146in" fo:margin-right="0in" fo:margin-top="0in" fo:margin-bottom="0in" loext:contextual-spacing="false" fo:line-height="114%" fo:text-indent="-0.25in" style:auto-text-indent="false" fo:padding="0in" fo:border="none"/>
    </style:style>
    <style:style style:name="P19" style:family="paragraph" style:parent-style-name="Standard" style:list-style-name="WWNum3">
      <style:paragraph-properties fo:margin-left="0.6146in" fo:margin-right="0in" fo:margin-top="0in" fo:margin-bottom="0in" loext:contextual-spacing="false" fo:line-height="114%" fo:text-indent="-0.25in" style:auto-text-indent="false" fo:padding="0in" fo:border="none"/>
    </style:style>
    <style:style style:name="P20" style:family="paragraph" style:parent-style-name="Standard" style:list-style-name="WWNum5">
      <style:paragraph-properties fo:margin-left="0.6146in" fo:margin-right="0in" fo:margin-top="0in" fo:margin-bottom="0in" loext:contextual-spacing="false" fo:line-height="114%" fo:text-indent="-0.25in" style:auto-text-indent="false" fo:padding="0in" fo:border="none"/>
    </style:style>
    <style:style style:name="P21" style:family="paragraph" style:parent-style-name="Standard" style:list-style-name="WWNum5">
      <style:paragraph-properties fo:margin-left="0.6146in" fo:margin-right="0in" fo:margin-top="0in" fo:margin-bottom="0in" loext:contextual-spacing="false" fo:line-height="114%" fo:text-indent="-0.25in" style:auto-text-indent="false" fo:padding="0in" fo:border="none"/>
    </style:style>
    <style:style style:name="P22" style:family="paragraph" style:parent-style-name="Standard" style:list-style-name="WWNum7">
      <style:paragraph-properties fo:margin-left="0.6146in" fo:margin-right="0in" fo:margin-top="0in" fo:margin-bottom="0in" loext:contextual-spacing="false" fo:line-height="114%" fo:text-indent="-0.25in" style:auto-text-indent="false" fo:padding="0in" fo:border="none"/>
    </style:style>
    <style:style style:name="P23" style:family="paragraph" style:parent-style-name="Standard" style:list-style-name="WWNum7">
      <style:paragraph-properties fo:margin-left="0.6146in" fo:margin-right="0in" fo:margin-top="0in" fo:margin-bottom="0in" loext:contextual-spacing="false" fo:line-height="114%" fo:text-indent="-0.25in" style:auto-text-indent="false" fo:padding="0in" fo:border="none"/>
    </style:style>
    <style:style style:name="P24" style:family="paragraph" style:parent-style-name="Standard" style:list-style-name="WWNum10">
      <style:paragraph-properties fo:margin-left="0.8957in" fo:margin-right="0in" fo:margin-top="0in" fo:margin-bottom="0in" loext:contextual-spacing="false" fo:line-height="114%" fo:text-indent="-0.25in" style:auto-text-indent="false" fo:padding="0in" fo:border="none"/>
    </style:style>
    <style:style style:name="P25" style:family="paragraph" style:parent-style-name="Standard" style:list-style-name="WWNum10">
      <style:paragraph-properties fo:margin-left="0.8957in" fo:margin-right="0in" fo:margin-top="0in" fo:margin-bottom="0in" loext:contextual-spacing="false" fo:line-height="114%" fo:text-indent="-0.25in" style:auto-text-indent="false" fo:padding="0in" fo:border="none"/>
    </style:style>
    <style:style style:name="P26" style:family="paragraph" style:parent-style-name="Standard" style:list-style-name="WWNum13">
      <style:paragraph-properties fo:margin-left="0.8957in" fo:margin-right="0in" fo:margin-top="0in" fo:margin-bottom="0in" loext:contextual-spacing="false" fo:line-height="114%" fo:text-indent="-0.25in" style:auto-text-indent="false" fo:padding="0in" fo:border="none"/>
    </style:style>
    <style:style style:name="P27" style:family="paragraph" style:parent-style-name="Standard" style:list-style-name="WWNum13">
      <style:paragraph-properties fo:margin-left="0.8957in" fo:margin-right="0in" fo:margin-top="0in" fo:margin-bottom="0in" loext:contextual-spacing="false" fo:line-height="114%" fo:text-indent="-0.25in" style:auto-text-indent="false" fo:padding="0in" fo:border="none"/>
    </style:style>
    <style:style style:name="P28" style:family="paragraph" style:parent-style-name="Standard" style:list-style-name="WWNum16">
      <style:paragraph-properties fo:margin-left="0.8957in" fo:margin-right="0in" fo:margin-top="0in" fo:margin-bottom="0in" loext:contextual-spacing="false" fo:line-height="114%" fo:text-indent="-0.25in" style:auto-text-indent="false" fo:padding="0in" fo:border="none"/>
    </style:style>
    <style:style style:name="P29" style:family="paragraph" style:parent-style-name="Standard" style:list-style-name="WWNum16">
      <style:paragraph-properties fo:margin-left="0.8957in" fo:margin-right="0in" fo:margin-top="0in" fo:margin-bottom="0in" loext:contextual-spacing="false" fo:line-height="114%" fo:text-indent="-0.25in" style:auto-text-indent="false" fo:padding="0in" fo:border="none"/>
    </style:style>
    <style:style style:name="P30" style:family="paragraph" style:parent-style-name="Standard" style:list-style-name="WWNum18">
      <style:paragraph-properties fo:margin-left="0.8957in" fo:margin-right="0in" fo:margin-top="0in" fo:margin-bottom="0in" loext:contextual-spacing="false" fo:line-height="114%" fo:text-indent="-0.25in" style:auto-text-indent="false" fo:padding="0in" fo:border="none"/>
    </style:style>
    <style:style style:name="P31" style:family="paragraph" style:parent-style-name="Standard" style:list-style-name="WWNum18">
      <style:paragraph-properties fo:margin-left="0.8957in" fo:margin-right="0in" fo:margin-top="0in" fo:margin-bottom="0in" loext:contextual-spacing="false" fo:line-height="114%" fo:text-indent="-0.25in" style:auto-text-indent="false" fo:padding="0in" fo:border="none"/>
    </style:style>
    <style:style style:name="P32" style:family="paragraph" style:parent-style-name="Standard" style:list-style-name="WWNum22">
      <style:paragraph-properties fo:margin-left="0.8957in" fo:margin-right="0in" fo:margin-top="0in" fo:margin-bottom="0in" loext:contextual-spacing="false" fo:line-height="114%" fo:text-indent="-0.25in" style:auto-text-indent="false" fo:padding="0in" fo:border="none"/>
    </style:style>
    <style:style style:name="P33" style:family="paragraph" style:parent-style-name="Standard" style:list-style-name="WWNum22">
      <style:paragraph-properties fo:margin-left="0.8957in" fo:margin-right="0in" fo:margin-top="0in" fo:margin-bottom="0in" loext:contextual-spacing="false" fo:line-height="114%" fo:text-indent="-0.25in" style:auto-text-indent="false" fo:padding="0in" fo:border="none"/>
    </style:style>
    <style:style style:name="P34" style:family="paragraph" style:parent-style-name="Standard" style:list-style-name="WWNum4">
      <style:paragraph-properties fo:margin-left="0.8957in" fo:margin-right="0in" fo:margin-top="0in" fo:margin-bottom="0in" loext:contextual-spacing="false" fo:line-height="114%" fo:text-indent="-0.25in" style:auto-text-indent="false" fo:padding="0in" fo:border="none"/>
    </style:style>
    <style:style style:name="P35" style:family="paragraph" style:parent-style-name="Standard" style:list-style-name="WWNum4">
      <style:paragraph-properties fo:margin-left="0.8957in" fo:margin-right="0in" fo:margin-top="0in" fo:margin-bottom="0in" loext:contextual-spacing="false" fo:line-height="114%" fo:text-indent="-0.25in" style:auto-text-indent="false" fo:padding="0in" fo:border="none"/>
    </style:style>
    <style:style style:name="P36" style:family="paragraph" style:parent-style-name="Standard" style:list-style-name="WWNum6">
      <style:paragraph-properties fo:margin-left="0.8957in" fo:margin-right="0in" fo:margin-top="0in" fo:margin-bottom="0in" loext:contextual-spacing="false" fo:line-height="114%" fo:text-indent="-0.25in" style:auto-text-indent="false" fo:padding="0in" fo:border="none"/>
    </style:style>
    <style:style style:name="P37" style:family="paragraph" style:parent-style-name="Standard" style:list-style-name="WWNum6">
      <style:paragraph-properties fo:margin-left="0.8957in" fo:margin-right="0in" fo:margin-top="0in" fo:margin-bottom="0in" loext:contextual-spacing="false" fo:line-height="114%" fo:text-indent="-0.25in" style:auto-text-indent="false" fo:padding="0in" fo:border="none"/>
    </style:style>
    <style:style style:name="P38" style:family="paragraph" style:parent-style-name="Standard" style:list-style-name="WWNum8">
      <style:paragraph-properties fo:margin-left="0.8957in" fo:margin-right="0in" fo:margin-top="0in" fo:margin-bottom="0in" loext:contextual-spacing="false" fo:line-height="114%" fo:text-indent="-0.25in" style:auto-text-indent="false" fo:padding="0in" fo:border="none"/>
    </style:style>
    <style:style style:name="P39" style:family="paragraph" style:parent-style-name="Standard" style:list-style-name="WWNum8">
      <style:paragraph-properties fo:margin-left="0.8957in" fo:margin-right="0in" fo:margin-top="0in" fo:margin-bottom="0in" loext:contextual-spacing="false" fo:line-height="114%" fo:text-indent="-0.25in" style:auto-text-indent="false" fo:padding="0in" fo:border="none"/>
    </style:style>
    <style:style style:name="P40" style:family="paragraph" style:parent-style-name="Standard" style:list-style-name="WWNum8">
      <style:paragraph-properties fo:margin-left="0.8957in" fo:margin-right="0in" fo:margin-top="0in" fo:margin-bottom="0.0835in" loext:contextual-spacing="false" fo:line-height="114%" fo:text-indent="-0.25in" style:auto-text-indent="false" fo:padding="0in" fo:border="none"/>
    </style:style>
    <style:style style:name="P41" style:family="paragraph" style:parent-style-name="Standard" style:list-style-name="WWNum11">
      <style:paragraph-properties fo:margin-left="1.1772in" fo:margin-right="0in" fo:margin-top="0in" fo:margin-bottom="0in" loext:contextual-spacing="false" fo:line-height="114%" fo:text-indent="-0.25in" style:auto-text-indent="false" fo:padding="0in" fo:border="none"/>
    </style:style>
    <style:style style:name="P42" style:family="paragraph" style:parent-style-name="Standard" style:list-style-name="WWNum11">
      <style:paragraph-properties fo:margin-left="1.1772in" fo:margin-right="0in" fo:margin-top="0in" fo:margin-bottom="0in" loext:contextual-spacing="false" fo:line-height="114%" fo:text-indent="-0.25in" style:auto-text-indent="false" fo:padding="0in" fo:border="none"/>
    </style:style>
    <style:style style:name="P43" style:family="paragraph" style:parent-style-name="Standard" style:list-style-name="WWNum14">
      <style:paragraph-properties fo:margin-left="1.1772in" fo:margin-right="0in" fo:margin-top="0in" fo:margin-bottom="0in" loext:contextual-spacing="false" fo:line-height="114%" fo:text-indent="-0.25in" style:auto-text-indent="false" fo:padding="0in" fo:border="none"/>
    </style:style>
    <style:style style:name="P44" style:family="paragraph" style:parent-style-name="Standard" style:list-style-name="WWNum14">
      <style:paragraph-properties fo:margin-left="1.1772in" fo:margin-right="0in" fo:margin-top="0in" fo:margin-bottom="0in" loext:contextual-spacing="false" fo:line-height="114%" fo:text-indent="-0.25in" style:auto-text-indent="false" fo:padding="0in" fo:border="none"/>
    </style:style>
    <style:style style:name="P45" style:family="paragraph" style:parent-style-name="Standard" style:list-style-name="WWNum19">
      <style:paragraph-properties fo:margin-left="1.1772in" fo:margin-right="0in" fo:margin-top="0in" fo:margin-bottom="0in" loext:contextual-spacing="false" fo:line-height="114%" fo:text-indent="-0.25in" style:auto-text-indent="false" fo:padding="0in" fo:border="none"/>
    </style:style>
    <style:style style:name="P46" style:family="paragraph" style:parent-style-name="Standard" style:list-style-name="WWNum2">
      <style:paragraph-properties fo:margin-left="1.1772in" fo:margin-right="0in" fo:margin-top="0in" fo:margin-bottom="0in" loext:contextual-spacing="false" fo:line-height="114%" fo:text-indent="-0.25in" style:auto-text-indent="false" fo:padding="0in" fo:border="none"/>
    </style:style>
    <style:style style:name="P47" style:family="paragraph" style:parent-style-name="Standard" style:list-style-name="WWNum2">
      <style:paragraph-properties fo:margin-left="1.1772in" fo:margin-right="0in" fo:margin-top="0in" fo:margin-bottom="0in" loext:contextual-spacing="false" fo:line-height="114%" fo:text-indent="-0.25in" style:auto-text-indent="false" fo:padding="0in" fo:border="none"/>
    </style:style>
    <style:style style:name="P48" style:family="paragraph" style:parent-style-name="Standard" style:list-style-name="WWNum19">
      <style:paragraph-properties fo:margin-left="1.1772in" fo:margin-right="0in" fo:margin-top="0in" fo:margin-bottom="0.0835in" loext:contextual-spacing="false" fo:line-height="114%" fo:text-indent="-0.25in" style:auto-text-indent="false" fo:padding="0in" fo:border="none"/>
    </style:style>
    <style:style style:name="P49" style:family="paragraph" style:parent-style-name="Standard">
      <style:paragraph-properties fo:margin-top="0.1665in" fo:margin-bottom="0.1665in" loext:contextual-spacing="false" fo:line-height="114%" fo:padding="0in" fo:border="none"/>
    </style:style>
    <style:style style:name="P50" style:family="paragraph" style:parent-style-name="Heading_20_4">
      <style:paragraph-properties fo:margin-top="0in" fo:margin-bottom="0.0835in" loext:contextual-spacing="false" fo:line-height="114%" fo:padding="0in" fo:border="none"/>
    </style:style>
    <style:style style:name="P51" style:family="paragraph" style:parent-style-name="Heading_20_4">
      <style:paragraph-properties fo:margin-top="0.1665in" fo:margin-bottom="0.0835in" loext:contextual-spacing="false" fo:line-height="114%" fo:padding="0in" fo:border="none"/>
    </style:style>
    <style:style style:name="P52" style:family="paragraph" style:parent-style-name="Heading_20_3">
      <style:paragraph-properties fo:margin-top="0in" fo:margin-bottom="0.0835in" loext:contextual-spacing="false" fo:line-height="114%" fo:padding="0in" fo:border="none"/>
    </style:style>
    <style:style style:name="T1" style:family="text">
      <style:text-properties fo:color="#1b1c1d" style:font-name="Google Sans Text" fo:font-size="12pt" fo:font-style="normal" style:font-name-asian="Google Sans Text1" style:font-size-asian="12pt" style:font-style-asian="normal" style:font-name-complex="Google Sans Text1" style:font-size-complex="12pt"/>
    </style:style>
    <style:style style:name="T2" style:family="text">
      <style:text-properties fo:color="#1b1c1d" style:font-name="Google Sans Text" fo:font-size="12pt" fo:font-style="normal" fo:font-weight="bold" style:font-name-asian="Google Sans Text1" style:font-size-asian="12pt" style:font-style-asian="normal" style:font-weight-asian="bold" style:font-name-complex="Google Sans Text1" style:font-size-complex="12pt"/>
    </style:style>
    <style:style style:name="T3" style:family="text">
      <style:text-properties fo:color="#1b1c1d" style:font-name="Google Sans" fo:font-size="12pt" fo:font-style="normal" fo:font-weight="bold" style:font-name-asian="Google Sans1" style:font-size-asian="12pt" style:font-style-asian="normal" style:font-weight-asian="bold" style:font-name-complex="Google Sans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Acknowledged. Here's an explanation of the data structures used in Increment 1 and those planned for Increment 2, along with the reasoning and alternatives, based on the Canvas document and the provided list of TADs.</text:span></text:p>
      <text:p text:style-name="P52"><text:span text:style-name="T3">Estructuras de Datos en el Proyecto: Incremento 1 y Incremento 2</text:span></text:p>
      <text:p text:style-name="P1"><text:span text:style-name="T1">Tu proyecto "Simulador de Colectivos Urbanos" sigue una estrategia de implementación de estructuras de datos que combina las colecciones del Java Collections Framework (java.util) con la librería net.datastructures proporcionada por la cátedra. Esta política de uso híbrido es adecuada y está bien detallada en el Canvas.</text:span></text:p>
      <text:p text:style-name="P50"><text:span text:style-name="T3">Incremento 1: Estructuras de Datos Utilizadas</text:span></text:p>
      <text:p text:style-name="P3"><text:span text:style-name="T1">Para el Incremento 1, la principal prioridad fue la carga de datos, la representación del modelo de simulación y el ciclo básico de ejecución. Las estructuras de datos elegidas se basaron en la simplicidad, familiaridad y eficiencia para operaciones comunes como la inserción, búsqueda por ID y acceso secuencial.</text:span></text:p>
      <text:list xml:id="list2593746915" text:style-name="WWNum1">
        <text:list-item>
          <text:p text:style-name="P4"><text:span text:style-name="T2">Map&lt;String, Parada&gt; y Map&lt;String, Linea&gt; en LectorArchivos (Implementado con java.util.HashMap)</text:span></text:p>
        </text:list-item>
      </text:list>
      <text:list xml:id="list1521305799" text:style-name="WWNum9">
        <text:list-item>
          <text:list>
            <text:list-item>
              <text:p text:style-name="P8"><text:span text:style-name="T2">Propósito:</text:span><text:span text:style-name="T1"> Almacenar todas las paradas y líneas cargadas desde los archivos. La clave (String) es el ID de la parada o la combinación de ID y nombre de la línea, permitiendo una recuperación rápida por su identificador único.</text:span></text:p>
            </text:list-item>
            <text:list-item>
              <text:p text:style-name="P8"><text:span text:style-name="T2">Decisión (java.util.HashMap):</text:span></text:p>
            </text:list-item>
          </text:list>
        </text:list-item>
      </text:list>
      <text:list xml:id="list56333661" text:style-name="WWNum10">
        <text:list-item>
          <text:list>
            <text:list-item>
              <text:list>
                <text:list-item>
                  <text:p text:style-name="P24"><text:span text:style-name="T2">Ventajas:</text:span><text:span text:style-name="T1"> Ofrece un rendimiento promedio de O(1) para operaciones de inserción, búsqueda y eliminación (acceso por clave). Es la implementación estándar y más común para mapas en Java, muy familiar y optimizada. No se requiere un ordenamiento intrínseco de las claves o valores en esta fase.</text:span></text:p>
                </text:list-item>
                <text:list-item>
                  <text:p text:style-name="P24"><text:span text:style-name="T2">Alternativas:</text:span></text:p>
                </text:list-item>
              </text:list>
            </text:list-item>
          </text:list>
        </text:list-item>
      </text:list>
      <text:list xml:id="list1460624891" text:style-name="WWNum11">
        <text:list-item>
          <text:list>
            <text:list-item>
              <text:list>
                <text:list-item>
                  <text:list>
                    <text:list-item>
                      <text:p text:style-name="P41"><text:span text:style-name="T2">java.util.TreeMap:</text:span><text:span text:style-name="T1"> Podría haberse usado si se necesitara que las paradas o líneas estuvieran intrínsecamente ordenadas por su ID (alfabéticamente). Sin embargo, para la recuperación por ID no es necesario y el rendimiento es O(logn), ligeramente más lento que HashMap para operaciones individuales.</text:span></text:p>
                    </text:list-item>
                    <text:list-item>
                      <text:p text:style-name="P41"><text:span text:style-name="T2">net.datastructures.ChainHashMap / net.datastructures.ProbeHashMap / net.datastructures.UnsortedTableMap / net.datastructures.SortedTableMap:</text:span><text:span text:style-name="T1"> Implementaciones de mapas de la librería de la cátedra. Podrían usarse para familiarización con la librería, pero java.util.HashMap es más estándar y generalmente más eficiente para propósitos generales.</text:span></text:p>
                    </text:list-item>
                  </text:list>
                </text:list-item>
              </text:list>
            </text:list-item>
          </text:list>
        </text:list-item>
      </text:list>
      <text:list xml:id="list203912781680639" text:continue-list="list2593746915" text:style-name="WWNum1">
        <text:list-item>
          <text:p text:style-name="P4"><text:span text:style-name="T2">List&lt;Parada&gt; en Linea (Implementado con java.util.ArrayList)</text:span></text:p>
        </text:list-item>
      </text:list>
      <text:list xml:id="list1285804480" text:style-name="WWNum12">
        <text:list-item>
          <text:list>
            <text:list-item>
              <text:p text:style-name="P10"><text:span text:style-name="T2">Propósito:</text:span><text:span text:style-name="T1"> Representar el recorrido de una línea, que es una secuencia ordenada de paradas.</text:span></text:p>
            </text:list-item>
            <text:list-item>
              <text:p text:style-name="P10"><text:span text:style-name="T2">Decisión (java.util.ArrayList):</text:span></text:p>
            </text:list-item>
          </text:list>
        </text:list-item>
      </text:list>
      <text:list xml:id="list3308457846" text:style-name="WWNum13">
        <text:list-item>
          <text:list>
            <text:list-item>
              <text:list>
                <text:list-item>
                  <text:p text:style-name="P26"><text:span text:style-name="T2">Ventajas:</text:span><text:span text:style-name="T1"> Ofrece un rendimiento de O(1) para acceso por índice (ej. getParadaPorIndice()) y es eficiente para agregar elementos al final (agregarParadaAlRecorrido()). Es la implementación más común para listas dinámicas en Java cuando el acceso aleatorio y la adición al final son frecuentes.</text:span></text:p>
                </text:list-item>
                <text:list-item>
                  <text:p text:style-name="P26"><text:span text:style-name="T2">Alternativas:</text:span></text:p>
                </text:list-item>
              </text:list>
            </text:list-item>
          </text:list>
        </text:list-item>
      </text:list>
      <text:list xml:id="list2023233721" text:style-name="WWNum14">
        <text:list-item>
          <text:list>
            <text:list-item>
              <text:list>
                <text:list-item>
                  <text:list>
                    <text:list-item>
                      <text:p text:style-name="P43"><text:span text:style-name="T2">java.util.LinkedList:</text:span><text:span text:style-name="T1"> Ofrece un rendimiento de O(1) para inserciones y eliminaciones en los extremos, pero O(n) para acceso por índice. No sería ideal aquí, ya que el acceso por índice es común.</text:span></text:p>
                    </text:list-item>
                    <text:list-item>
                      <text:p text:style-name="P43"><text:span text:style-name="T2">net.datastructures.ArrayList / net.datastructures.DoublyLinkedList / net.datastructures.SinglyLinkedList / net.datastructures.PositionalList:</text:span><text:span text:style-name="T1"> Implementaciones de listas de la librería de la cátedra. java.util.ArrayList es el estándar y es suficiente.</text:span></text:p>
                    </text:list-item>
                  </text:list>
                </text:list-item>
              </text:list>
            </text:list-item>
          </text:list>
        </text:list-item>
      </text:list>
      <text:list xml:id="list203913826329790" text:continue-list="list203912781680639" text:style-name="WWNum1">
        <text:list-item>
          <text:p text:style-name="P4"><text:span text:style-name="T2">List&lt;Pasajero&gt; en Colectivo (Implementado con java.util.ArrayList)</text:span></text:p>
        </text:list-item>
      </text:list>
      <text:list xml:id="list1879585638" text:style-name="WWNum15">
        <text:list-item>
          <text:list>
            <text:list-item>
              <text:p text:style-name="P12"><text:span text:style-name="T2">Propósito:</text:span><text:span text:style-name="T1"> Almacenar los pasajerosABordo del colectivo.</text:span></text:p>
            </text:list-item>
            <text:list-item>
              <text:p text:style-name="P12"><text:span text:style-name="T2">Decisión (java.util.ArrayList):</text:span></text:p>
            </text:list-item>
          </text:list>
        </text:list-item>
      </text:list>
      <text:list xml:id="list147206804" text:style-name="WWNum16">
        <text:list-item>
          <text:list>
            <text:list-item>
              <text:list>
                <text:list-item>
                  <text:p text:style-name="P28"><text:span text:style-name="T2">Ventajas:</text:span><text:span text:style-name="T1"> Similar a la anterior. Es eficiente para agregar y remover elementos cuando se conoce su posición (aunque remove(Object) es O(n)). El acceso y la iteración son rápidos.</text:span></text:p>
                </text:list-item>
                <text:list-item>
                  <text:p text:style-name="P28"><text:span text:style-name="T2">Alternativas:</text:span><text:span text:style-name="T1"> Mismas que para Linea.recorrido.</text:span></text:p>
                </text:list-item>
              </text:list>
            </text:list-item>
          </text:list>
        </text:list-item>
      </text:list>
      <text:list xml:id="list203914077338556" text:continue-list="list203913826329790" text:style-name="WWNum1">
        <text:list-item>
          <text:p text:style-name="P4"><text:span text:style-name="T2">Queue&lt;Pasajero&gt; en Parada (Implementado con java.util.LinkedList)</text:span></text:p>
        </text:list-item>
      </text:list>
      <text:list xml:id="list1860737890" text:style-name="WWNum17">
        <text:list-item>
          <text:list>
            <text:list-item>
              <text:p text:style-name="P14"><text:soft-page-break/><text:span text:style-name="T2">Propósito:</text:span><text:span text:style-name="T1"> Almacenar los pasajerosEsperando en una parada, manteniendo el orden de llegada (primero en llegar, primero en subir).</text:span></text:p>
            </text:list-item>
            <text:list-item>
              <text:p text:style-name="P14"><text:span text:style-name="T2">Decisión (java.util.LinkedList implementando Queue):</text:span></text:p>
            </text:list-item>
          </text:list>
        </text:list-item>
      </text:list>
      <text:list xml:id="list3003349410" text:style-name="WWNum18">
        <text:list-item>
          <text:list>
            <text:list-item>
              <text:list>
                <text:list-item>
                  <text:p text:style-name="P30"><text:span text:style-name="T2">Ventajas:</text:span><text:span text:style-name="T1"> LinkedList es una excelente implementación de Queue en Java, proporcionando un rendimiento de O(1) para las operaciones de offer (agregar al final) y poll (remover del principio), lo cual es ideal para una cola.</text:span></text:p>
                </text:list-item>
                <text:list-item>
                  <text:p text:style-name="P30"><text:span text:style-name="T2">Alternativas:</text:span></text:p>
                </text:list-item>
              </text:list>
            </text:list-item>
          </text:list>
        </text:list-item>
      </text:list>
      <text:list xml:id="list4080104129" text:style-name="WWNum19">
        <text:list-item>
          <text:list>
            <text:list-item>
              <text:list>
                <text:list-item>
                  <text:list>
                    <text:list-item>
                      <text:p text:style-name="P45"><text:span text:style-name="T2">java.util.ArrayDeque:</text:span><text:span text:style-name="T1"> Otra implementación de Queue que puede ser más rápida que LinkedList en algunos escenarios, especialmente si la cola no crece y se encoge drásticamente.</text:span></text:p>
                    </text:list-item>
                    <text:list-item>
                      <text:p text:style-name="P48"><text:span text:style-name="T2">net.datastructures.ArrayQueue / net.datastructures.LinkedQueue / net.datastructures.CircularQueue:</text:span><text:span text:style-name="T1"> Implementaciones de colas de la librería de la cátedra. java.util.LinkedList es el estándar y es completamente adecuado.</text:span></text:p>
                    </text:list-item>
                  </text:list>
                </text:list-item>
              </text:list>
            </text:list-item>
          </text:list>
        </text:list-item>
      </text:list>
      <text:p text:style-name="P51"><text:span text:style-name="T3">Incremento 2: Estructuras de Datos a Utilizar (Propuestas en el Roadmap)</text:span></text:p>
      <text:p text:style-name="P3"><text:span text:style-name="T1">Para el Incremento 2, los objetivos introducen la necesidad de modelar relaciones complejas (red de transporte) y, potencialmente, la optimización y el ordenamiento.</text:span></text:p>
      <text:list xml:id="list2858889114" text:style-name="WWNum20">
        <text:list-item>
          <text:p text:style-name="P6"><text:span text:style-name="T2">Red de Transporte como Grafo (PlanificadorRutas.grafoRedTransporte)</text:span></text:p>
        </text:list-item>
      </text:list>
      <text:list xml:id="list3653971807" text:style-name="WWNum21">
        <text:list-item>
          <text:list>
            <text:list-item>
              <text:p text:style-name="P16"><text:span text:style-name="T2">Propósito:</text:span><text:span text:style-name="T1"> Representar la red de paradas y líneas como un grafo donde las paradas son vértices y los tramos de línea son aristas. Esto es fundamental para el cálculo de rutas (pathfinding).</text:span></text:p>
            </text:list-item>
            <text:list-item>
              <text:p text:style-name="P16"><text:span text:style-name="T2">Decisión (net.datastructures.AdjacencyMapGraph)</text:span><text:span text:style-name="T1">:</text:span></text:p>
            </text:list-item>
          </text:list>
        </text:list-item>
      </text:list>
      <text:list xml:id="list1274527695" text:style-name="WWNum22">
        <text:list-item>
          <text:list>
            <text:list-item>
              <text:list>
                <text:list-item>
                  <text:p text:style-name="P32"><text:span text:style-name="T2">Ventajas:</text:span><text:span text:style-name="T1"> Es la implementación de grafos explícitamente recomendada por la cátedra en el Canvas [cite: roadmap-proyecto-definitivo] y en el ejemplo "subte". Está diseñada para soportar algoritmos de grafos como Dijkstra o BFS (GraphAlgorithms.shortestPath). Permite grafos dirigidos y ponderados, necesarios para modelar el flujo de colectivos y tiempos de viaje.</text:span></text:p>
                </text:list-item>
                <text:list-item>
                  <text:p text:style-name="P32"><text:span text:style-name="T2">Alternativas:</text:span></text:p>
                </text:list-item>
              </text:list>
            </text:list-item>
          </text:list>
        </text:list-item>
      </text:list>
      <text:list xml:id="list2720145248" text:style-name="WWNum2">
        <text:list-item>
          <text:list>
            <text:list-item>
              <text:list>
                <text:list-item>
                  <text:list>
                    <text:list-item>
                      <text:p text:style-name="P46"><text:span text:style-name="T2">Implementación manual de grafos:</text:span><text:span text:style-name="T1"> Extremadamente compleja y fuera del alcance de un proyecto de este tipo.</text:span></text:p>
                    </text:list-item>
                    <text:list-item>
                      <text:p text:style-name="P46"><text:span text:style-name="T2">Otra librería de grafos de terceros:</text:span><text:span text:style-name="T1"> No se alinea con la sugerencia de la cátedra.</text:span></text:p>
                    </text:list-item>
                  </text:list>
                </text:list-item>
              </text:list>
            </text:list-item>
          </text:list>
        </text:list-item>
      </text:list>
      <text:list xml:id="list203914151439865" text:continue-list="list2858889114" text:style-name="WWNum20">
        <text:list-item>
          <text:p text:style-name="P6"><text:span text:style-name="T2">Almacenamiento Global de Datos Cargados (Evaluación para TreeMap)</text:span></text:p>
        </text:list-item>
      </text:list>
      <text:list xml:id="list2908911081" text:style-name="WWNum3">
        <text:list-item>
          <text:list>
            <text:list-item>
              <text:p text:style-name="P18"><text:span text:style-name="T2">Propósito:</text:span><text:span text:style-name="T1"> Mantener las colecciones de Paradas y Líneas cargadas globalmente en el sistema.</text:span></text:p>
            </text:list-item>
            <text:list-item>
              <text:p text:style-name="P18"><text:span text:style-name="T2">Decisión (Evaluación java.util.TreeMap o net.datastructures.TreeMap)</text:span><text:span text:style-name="T1">:</text:span></text:p>
            </text:list-item>
          </text:list>
        </text:list-item>
      </text:list>
      <text:list xml:id="list1248764204" text:style-name="WWNum4">
        <text:list-item>
          <text:list>
            <text:list-item>
              <text:list>
                <text:list-item>
                  <text:p text:style-name="P34"><text:span text:style-name="T2">Contexto:</text:span><text:span text:style-name="T1"> Actualmente, LectorArchivos usa java.util.HashMap. El Canvas sugiere evaluar TreeMap para I2.</text:span></text:p>
                </text:list-item>
                <text:list-item>
                  <text:p text:style-name="P34"><text:span text:style-name="T2">Ventajas de TreeMap:</text:span><text:span text:style-name="T1"> Mantiene las claves ordenadas (por su orden natural o un Comparator). Esto podría ser útil para presentar listados ordenados de paradas o líneas, o si futuras lógicas de simulación requieren un acceso ordenado. Se alinea con el ejemplo "subte".</text:span></text:p>
                </text:list-item>
                <text:list-item>
                  <text:p text:style-name="P34"><text:span text:style-name="T2">Desventajas de TreeMap:</text:span><text:span text:style-name="T1"> Las operaciones de inserción, búsqueda y eliminación son O(logn), lo cual es ligeramente más lento que el O(1) promedio de HashMap. La decisión dependería de si el beneficio del ordenamiento supera la ligera penalización de rendimiento para las operaciones de mapa.</text:span></text:p>
                </text:list-item>
                <text:list-item>
                  <text:p text:style-name="P34"><text:span text:style-name="T2">Alternativas:</text:span><text:span text:style-name="T1"> Mantener java.util.HashMap si el ordenamiento no es un requisito funcional estricto o si el rendimiento es una preocupación primordial.</text:span></text:p>
                </text:list-item>
              </text:list>
            </text:list-item>
          </text:list>
        </text:list-item>
      </text:list>
      <text:list xml:id="list203913584575281" text:continue-list="list203914151439865" text:style-name="WWNum20">
        <text:list-item>
          <text:p text:style-name="P6"><text:span text:style-name="T2">Tiempos por Tramo en Colectivo y Frecuencias en Simulador (Map&lt;String, Double&gt; - con java.util.HashMap)</text:span></text:p>
        </text:list-item>
      </text:list>
      <text:list xml:id="list2998980459" text:style-name="WWNum5">
        <text:list-item>
          <text:list>
            <text:list-item>
              <text:p text:style-name="P20"><text:span text:style-name="T2">Propósito:</text:span><text:span text:style-name="T1"> Almacenar tiempos de viaje específicos para cada tramo (parada-a-parada) y las frecuencias de salida de colectivos por línea.</text:span></text:p>
            </text:list-item>
            <text:list-item>
              <text:p text:style-name="P20"><text:span text:style-name="T2">Decisión (java.util.HashMap):</text:span></text:p>
            </text:list-item>
          </text:list>
        </text:list-item>
      </text:list>
      <text:list xml:id="list3249254074" text:style-name="WWNum6">
        <text:list-item>
          <text:list>
            <text:list-item>
              <text:list>
                <text:list-item>
                  <text:p text:style-name="P36"><text:span text:style-name="T2">Ventajas:</text:span><text:span text:style-name="T1"> Acceso rápido por clave (ej. "P1-P2" para un tramo, o "L1" para la frecuencia). Ideal para almacenar configuraciones clave-valor.</text:span></text:p>
                </text:list-item>
                <text:list-item>
                  <text:p text:style-name="P36"><text:soft-page-break/><text:span text:style-name="T2">Alternativas:</text:span><text:span text:style-name="T1"> java.util.TreeMap si el ordenamiento de los tramos o líneas por su ID fuera necesario para alguna lógica.</text:span></text:p>
                </text:list-item>
              </text:list>
            </text:list-item>
          </text:list>
        </text:list-item>
      </text:list>
      <text:list xml:id="list203913421165443" text:continue-list="list203913584575281" text:style-name="WWNum20">
        <text:list-item>
          <text:p text:style-name="P6"><text:span text:style-name="T2">Estructuras para Estadísticas en GestorEstadisticas</text:span></text:p>
        </text:list-item>
      </text:list>
      <text:list xml:id="list1874270680" text:style-name="WWNum7">
        <text:list-item>
          <text:list>
            <text:list-item>
              <text:p text:style-name="P22"><text:span text:style-name="T2">Propósito:</text:span><text:span text:style-name="T1"> Recolectar y procesar datos para calcular estadísticas como tiempo de espera, ocupación, satisfacción.</text:span></text:p>
            </text:list-item>
            <text:list-item>
              <text:p text:style-name="P22"><text:span text:style-name="T2">Decisión:</text:span><text:span text:style-name="T1"> Podrían usarse diversas estructuras dependiendo de la estadística:</text:span></text:p>
            </text:list-item>
          </text:list>
        </text:list-item>
      </text:list>
      <text:list xml:id="list4276391241" text:style-name="WWNum8">
        <text:list-item>
          <text:list>
            <text:list-item>
              <text:list>
                <text:list-item>
                  <text:p text:style-name="P38"><text:span text:style-name="T2">java.util.List&lt;Evento&gt;:</text:span><text:span text:style-name="T1"> Para registrar eventos (subida/bajada de pasajeros con timestamps).</text:span></text:p>
                </text:list-item>
                <text:list-item>
                  <text:p text:style-name="P38"><text:span text:style-name="T2">java.util.Map&lt;String, Double&gt;:</text:span><text:span text:style-name="T1"> Para promedios por parada o línea.</text:span></text:p>
                </text:list-item>
                <text:list-item>
                  <text:p text:style-name="P38"><text:span text:style-name="T2">java.util.Queue o java.util.PriorityQueue:</text:span><text:span text:style-name="T1"> Si se manejan eventos en un orden temporal específico.</text:span></text:p>
                </text:list-item>
                <text:list-item>
                  <text:p text:style-name="P40"><text:span text:style-name="T2">java.util.ArrayList:</text:span><text:span text:style-name="T1"> Para almacenar los colectivos en la simulación, aunque Simulador ya lo hace.</text:span></text:p>
                </text:list-item>
              </text:list>
            </text:list-item>
          </text:list>
        </text:list-item>
      </text:list>
      <text:p text:style-name="P49"><text:span text:style-name="T1">En resumen, la estrategia de combinar lo mejor de ambos mundos (la robustez de java.util para colecciones generales y la especialización de net.datastructures para grafos) es muy sensata y se alinea con los requisitos y recomendaciones de la cáted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 style:display-name="ListLabel 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1" style:display-name="ListLabel 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2" style:display-name="ListLabel 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3" style:display-name="ListLabel 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4" style:display-name="ListLabel 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5" style:display-name="ListLabel 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6" style:display-name="ListLabel 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7" style:display-name="ListLabel 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8" style:display-name="ListLabel 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9" style:display-name="ListLabel 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0" style:display-name="ListLabel 1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1" style:display-name="ListLabel 1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2" style:display-name="ListLabel 1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3" style:display-name="ListLabel 1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4" style:display-name="ListLabel 1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5" style:display-name="ListLabel 1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6" style:display-name="ListLabel 1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7" style:display-name="ListLabel 1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8" style:display-name="ListLabel 1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9" style:display-name="ListLabel 1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0" style:display-name="ListLabel 1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1" style:display-name="ListLabel 1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2" style:display-name="ListLabel 1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3" style:display-name="ListLabel 1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4" style:display-name="ListLabel 1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5" style:display-name="ListLabel 1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6" style:display-name="ListLabel 1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7" style:display-name="ListLabel 1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8" style:display-name="ListLabel 1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9" style:display-name="ListLabel 1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0" style:display-name="ListLabel 1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1" style:display-name="ListLabel 1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2" style:display-name="ListLabel 1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3" style:display-name="ListLabel 1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5" style:display-name="ListLabel 1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6" style:display-name="ListLabel 1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7" style:display-name="ListLabel 1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8" style:display-name="ListLabel 1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9" style:display-name="ListLabel 1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0" style:display-name="ListLabel 1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1" style:display-name="ListLabel 1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2" style:display-name="ListLabel 1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3" style:display-name="ListLabel 1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4" style:display-name="ListLabel 1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5" style:display-name="ListLabel 1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6" style:display-name="ListLabel 1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7" style:display-name="ListLabel 1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8" style:display-name="ListLabel 1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9" style:display-name="ListLabel 1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1" style:display-name="ListLabel 1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2" style:display-name="ListLabel 1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3" style:display-name="ListLabel 1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4" style:display-name="ListLabel 1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5" style:display-name="ListLabel 1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6" style:display-name="ListLabel 1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7" style:display-name="ListLabel 1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8" style:display-name="ListLabel 1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9" style:display-name="ListLabel 1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0" style:display-name="ListLabel 1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1" style:display-name="ListLabel 1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2" style:display-name="ListLabel 1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3" style:display-name="ListLabel 1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4" style:display-name="ListLabel 1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5" style:display-name="ListLabel 1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6" style:display-name="ListLabel 1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7" style:display-name="ListLabel 1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8" style:display-name="ListLabel 1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9" style:display-name="ListLabel 1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0" style:display-name="ListLabel 1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1" style:display-name="ListLabel 1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2" style:display-name="ListLabel 1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3" style:display-name="ListLabel 1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4" style:display-name="ListLabel 1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5" style:display-name="ListLabel 1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6" style:display-name="ListLabel 1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7" style:display-name="ListLabel 1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8" style:display-name="ListLabel 1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9" style:display-name="ListLabel 1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0" style:display-name="ListLabel 1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1" style:display-name="ListLabel 1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2" style:display-name="ListLabel 1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3" style:display-name="ListLabel 1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4" style:display-name="ListLabel 1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5" style:display-name="ListLabel 1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6" style:display-name="ListLabel 1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7" style:display-name="ListLabel 1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8" style:display-name="ListLabel 1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9" style:display-name="ListLabel 1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0" style:display-name="ListLabel 1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1" style:display-name="ListLabel 1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2" style:display-name="ListLabel 1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3" style:display-name="ListLabel 1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4" style:display-name="ListLabel 1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5" style:display-name="ListLabel 1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6" style:display-name="ListLabel 1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7" style:display-name="ListLabel 1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8" style:display-name="ListLabel 1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9" style:display-name="ListLabel 1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0" style:display-name="ListLabel 1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1" style:display-name="ListLabel 1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2" style:display-name="ListLabel 1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3" style:display-name="ListLabel 1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4" style:display-name="ListLabel 1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5" style:display-name="ListLabel 1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6" style:display-name="ListLabel 1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7" style:display-name="ListLabel 1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8" style:display-name="ListLabel 1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0.8957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177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0.8957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1.177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0.8957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1.177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0.8957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1.177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38"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0.8957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1.1772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47"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0.8957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1.1772in"/>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56"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0.8957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1.1772in"/>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65"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0.8957in"/>
        </style:list-level-properties>
        <style:text-properties style:font-name="Arial1"/>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1.1772in"/>
        </style:list-level-properties>
        <style:text-properties style:font-name="Arial1"/>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74"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0.8957in"/>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1.1772in"/>
        </style:list-level-properties>
        <style:text-properties style:font-name="Arial1"/>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83"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0.8957in"/>
        </style:list-level-properties>
        <style:text-properties style:font-name="Arial1"/>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1.1772in"/>
        </style:list-level-properties>
        <style:text-properties style:font-name="Arial1"/>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92"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0.8957in"/>
        </style:list-level-properties>
        <style:text-properties style:font-name="Arial1"/>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1.1772in"/>
        </style:list-level-properties>
        <style:text-properties style:font-name="Arial1"/>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01"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0.8957in"/>
        </style:list-level-properties>
        <style:text-properties style:font-name="Arial1"/>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1.1772in"/>
        </style:list-level-properties>
        <style:text-properties style:font-name="Arial1"/>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10"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0.8957in"/>
        </style:list-level-properties>
        <style:text-properties style:font-name="Arial1"/>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1.1772in"/>
        </style:list-level-properties>
        <style:text-properties style:font-name="Arial1"/>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19"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0.8957in"/>
        </style:list-level-properties>
        <style:text-properties style:font-name="Arial1"/>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1.1772in"/>
        </style:list-level-properties>
        <style:text-properties style:font-name="Arial1"/>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28"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0.8957in"/>
        </style:list-level-properties>
        <style:text-properties style:font-name="Arial1"/>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1.1772in"/>
        </style:list-level-properties>
        <style:text-properties style:font-name="Arial1"/>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37"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0.8957in"/>
        </style:list-level-properties>
        <style:text-properties style:font-name="Arial1"/>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1.1772in"/>
        </style:list-level-properties>
        <style:text-properties style:font-name="Arial1"/>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46"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0.8957in"/>
        </style:list-level-properties>
        <style:text-properties style:font-name="Arial1"/>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1.1772in"/>
        </style:list-level-properties>
        <style:text-properties style:font-name="Arial1"/>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55"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0.8957in"/>
        </style:list-level-properties>
        <style:text-properties style:font-name="Arial1"/>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1.1772in"/>
        </style:list-level-properties>
        <style:text-properties style:font-name="Arial1"/>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64"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0.8957in"/>
        </style:list-level-properties>
        <style:text-properties style:font-name="Arial1"/>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1.1772in"/>
        </style:list-level-properties>
        <style:text-properties style:font-name="Arial1"/>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73"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0.8957in"/>
        </style:list-level-properties>
        <style:text-properties style:font-name="Arial1"/>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1.1772in"/>
        </style:list-level-properties>
        <style:text-properties style:font-name="Arial1"/>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82"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0.8957in"/>
        </style:list-level-properties>
        <style:text-properties style:font-name="Arial1"/>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1.1772in"/>
        </style:list-level-properties>
        <style:text-properties style:font-name="Arial1"/>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91" style:num-suffix="○" text:bullet-char="○">
        <style:list-level-properties text:list-level-position-and-space-mode="label-alignment">
          <style:list-level-label-alignment text:label-followed-by="listtab" fo:text-indent="-0.25in" fo:margin-left="0.6146in"/>
        </style:list-level-properties>
        <style:text-properties style:font-name="Arial1"/>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0.8957in"/>
        </style:list-level-properties>
        <style:text-properties style:font-name="Arial1"/>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1.1772in"/>
        </style:list-level-properties>
        <style:text-properties style:font-name="Arial1"/>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60" meta:word-count="1131" meta:character-count="7995" meta:non-whitespace-character-count="6976"/>
    <meta:generator>LibreOfficeDev/6.0.5.2$Linux_X86_64 LibreOffice_project/</meta:generator>
  </office:meta>
</office:document-meta>
</file>